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5.571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2: Continuous Integration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Questions regarding lesson 1?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2: Continuous Integration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view exercise 1: One volunteer to show the solution. Remaining students to criticize it.</text:p>
              </text:list-item>
              <text:list-item>
                <text:p>Students to finalize their solutions and/or solution to be provid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2: Continuous Integration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Build Server: Why?</text:p>
              </text:list-item>
              <text:list-item>
                <text:p>Installation and configuration of TFS: Issues, questions, open poi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2: Continuous Integration</text:p>
          </draw:text-box>
        </draw:frame>
        <draw:frame presentation:style-name="pr2" draw:layer="layout" svg:width="25.199cm" svg:height="12.18cm" svg:x="1.5cm" svg:y="4.82cm" presentation:class="outline" presentation:user-transformed="true">
          <draw:text-box>
            <text:list text:style-name="L2">
              <text:list-item>
                <text:p>Create a build definition for the calculator containing the standard steps and ensure that the build is gre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2: Testing Automation</text:p>
          </draw:text-box>
        </draw:frame>
        <draw:frame presentation:style-name="pr4" draw:layer="layout" svg:width="25.199cm" svg:height="15.571cm" svg:x="1.4cm" svg:y="4.914cm" presentation:class="outline" presentation:user-transformed="true">
          <draw:text-box>
            <text:list text:style-name="L2">
              <text:list-item>
                <text:p>Why?</text:p>
              </text:list-item>
              <text:list-item>
                <text:p>Levels of testing:</text:p>
                <text:list>
                  <text:list-item>
                    <text:p>Unit</text:p>
                  </text:list-item>
                  <text:list-item>
                    <text:p>Integration</text:p>
                  </text:list-item>
                  <text:list-item>
                    <text:p>Acceptance</text:p>
                  </text:list-item>
                  <text:list-item>
                    <text:p>System</text:p>
                  </text:list-item>
                  <text:list-item>
                    <text:p>Load</text:p>
                  </text:list-item>
                  <text:list-item>
                    <text:p>GUI-oriented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2: Testing Automation</text:p>
          </draw:text-box>
        </draw:frame>
        <draw:frame presentation:style-name="pr2" draw:layer="layout" svg:width="25.199cm" svg:height="12.18cm" svg:x="1.5cm" svg:y="5cm" presentation:class="outline" presentation:user-transformed="true">
          <draw:text-box>
            <text:list text:style-name="L2">
              <text:list-item>
                <text:p>Definition and characteristics of a unit test:</text:p>
                <text:p><text:a xlink:href="https://docs.microsoft.com/en-us/dotnet/core/testing/unit-testing-best-practices" xlink:type="simple">https://docs.microsoft.com/en-us/dotnet/core/testing/unit-testing-best-practices</text:a></text:p>
              </text:list-item>
              <text:list-item>
                <text:p>Elements of a unit test, standards, conventions and tool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2: Testing Automation</text:p>
          </draw:text-box>
        </draw:frame>
        <draw:frame presentation:style-name="pr2" draw:layer="layout" svg:width="25.199cm" svg:height="12.18cm" svg:x="1.301cm" svg:y="5cm" presentation:class="outline" presentation:user-transformed="true">
          <draw:text-box>
            <text:list text:style-name="L2">
              <text:list-item>
                <text:p>Exercise: Unit test the logical part of the calculator. Fix all the issues along the way.</text:p>
              </text:list-item>
              <text:list-item>
                <text:p>Add a build step which performs the testing. Ensure the build is gree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3: Preparation</text:p>
          </draw:text-box>
        </draw:frame>
        <draw:frame presentation:style-name="pr2" draw:layer="layout" svg:width="25.199cm" svg:height="12.18cm" svg:x="1.279cm" svg:y="5.006cm" presentation:class="outline" presentation:user-transformed="true">
          <draw:text-box>
            <text:list text:style-name="L2">
              <text:list-item>
                <text:p>Calculator completed with productive and testing code on GitHub and with green build</text:p>
              </text:list-item>
              <text:list-item>
                <text:p>TripLog skeleton written, stored on GitHub and with green bui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zxx" fo:country="none" style:letter-kerning="true" style:font-name-asian="Andale Sans UI1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name-asian="Tahoma" style:font-family-asian="Tahoma" style:language-asian="zxx" style:country-asian="none"/>
    </style:style>
    <style:style style:name="Caption" style:family="graphic">
      <style:paragraph-properties fo:margin-top="0.374cm" fo:margin-bottom="0.374cm" style:text-autospace="none"/>
      <style:text-properties fo:language="zxx" fo:country="none" fo:font-style="italic" style:font-name-asian="Tahoma" style:font-family-asian="Tahoma" style:font-size-asian="12pt" style:language-asian="zxx" style:country-asian="none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font-name-asian="Tahoma" style:font-family-asian="Tahoma" style:language-asian="zxx" style:country-asian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9H48M23S</meta:editing-duration>
    <meta:editing-cycles>22</meta:editing-cycles>
    <meta:generator>LibreOffice/5.4.3.2$Windows_X86_64 LibreOffice_project/92a7159f7e4af62137622921e809f8546db437e5</meta:generator>
    <dc:date>2019-11-24T07:26:08.102000000</dc:date>
    <meta:document-statistic meta:object-count="53"/>
  </office:meta>
</office:document-meta>
</file>